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widows="2" fo:orphans="2" fo:break-before="page" fo:border="0.0034in solid #E3E3E3" fo:padding="0in" style:shadow="none" style:vertical-align="auto" fo:margin-bottom="0.2083in" fo:background-color="#212121"/>
      <style:text-properties fo:hyphenate="true"/>
    </style:style>
    <style:style style:name="T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5" style:parent-style-name="Normal" style:family="paragraph">
      <style:paragraph-properties fo:widows="2" fo:orphans="2" fo:border="0.0034in solid #E3E3E3" fo:padding="0in" style:shadow="none" style:vertical-align="auto" fo:margin-top="0.2083in" fo:margin-bottom="0.2083in" fo:background-color="#212121"/>
      <style:text-properties fo:hyphenate="true"/>
    </style:style>
    <style:style style:name="T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7" style:parent-style-name="Normal" style:list-style-name="LFO1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8" style:parent-style-name="Normal" style:list-style-name="LFO1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9" style:parent-style-name="Normal" style:list-style-name="LFO1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10" style:parent-style-name="Normal" style:list-style-name="LFO1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11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T12" style:parent-style-name="DefaultParagraphFont" style:family="text">
      <style:text-properties style:font-name="Segoe UI" style:font-name-asian="Times New Roman" style:font-name-complex="Segoe UI" fo:color="#0000FF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13" style:parent-style-name="Normal" style:list-style-name="LFO1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14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T15" style:parent-style-name="DefaultParagraphFont" style:family="text">
      <style:text-properties style:font-name="Segoe UI" style:font-name-asian="Times New Roman" style:font-name-complex="Segoe UI" fo:color="#0000FF" style:letter-kerning="false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16" style:parent-style-name="Normal" style:family="paragraph">
      <style:paragraph-properties fo:widows="2" fo:orphans="2" style:vertical-align="auto" fo:margin-top="0.5in" fo:margin-bottom="0.5in"/>
      <style:text-properties fo:hyphenate="true"/>
    </style:style>
    <style:style style:name="T1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8" style:parent-style-name="Normal" style:family="paragraph">
      <style:paragraph-properties fo:widows="2" fo:orphans="2" fo:border="0.0034in solid #E3E3E3" fo:padding="0in" style:shadow="none" style:vertical-align="auto" fo:margin-bottom="0.2083in" fo:background-color="#212121"/>
      <style:text-properties fo:hyphenate="true"/>
    </style:style>
    <style:style style:name="T1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20" style:parent-style-name="Normal" style:list-style-name="LFO2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 fo:background-color="#212121"/>
      <style:text-properties fo:hyphenate="true"/>
    </style:style>
    <style:style style:name="T2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22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T23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24" style:parent-style-name="Normal" style:list-style-name="LFO2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 fo:background-color="#212121"/>
      <style:text-properties fo:hyphenate="true"/>
    </style:style>
    <style:style style:name="T2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26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T27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28" style:parent-style-name="Normal" style:family="paragraph">
      <style:paragraph-properties fo:widows="2" fo:orphans="2" style:vertical-align="auto" fo:margin-top="0.5in" fo:margin-bottom="0.5in"/>
      <style:text-properties fo:hyphenate="true"/>
    </style:style>
    <style:style style:name="T2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30" style:parent-style-name="Normal" style:family="paragraph">
      <style:paragraph-properties fo:widows="2" fo:orphans="2" fo:border="0.0034in solid #E3E3E3" fo:padding="0in" style:shadow="none" style:vertical-align="auto" fo:margin-bottom="0.2083in" fo:background-color="#212121"/>
      <style:text-properties fo:hyphenate="true"/>
    </style:style>
    <style:style style:name="T3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32" style:parent-style-name="Normal" style:list-style-name="LFO3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125in" fo:background-color="#212121"/>
      <style:text-properties fo:hyphenate="true"/>
    </style:style>
    <style:style style:name="T3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34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35" style:parent-style-name="Normal" style:list-style-name="LFO3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36" style:parent-style-name="Normal" style:list-style-name="LFO3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37" style:parent-style-name="Normal" style:list-style-name="LFO3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38" style:parent-style-name="Normal" style:list-style-name="LFO3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125in" fo:background-color="#212121"/>
      <style:text-properties fo:hyphenate="true"/>
    </style:style>
    <style:style style:name="T3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40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41" style:parent-style-name="Normal" style:list-style-name="LFO3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42" style:parent-style-name="Normal" style:list-style-name="LFO3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43" style:parent-style-name="Normal" style:list-style-name="LFO3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44" style:parent-style-name="Normal" style:family="paragraph">
      <style:paragraph-properties fo:widows="2" fo:orphans="2" style:vertical-align="auto" fo:margin-top="0.5in" fo:margin-bottom="0.5in"/>
      <style:text-properties fo:hyphenate="true"/>
    </style:style>
    <style:style style:name="T45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46" style:parent-style-name="Normal" style:family="paragraph">
      <style:paragraph-properties fo:widows="2" fo:orphans="2" fo:border="0.0034in solid #E3E3E3" fo:padding="0in" style:shadow="none" style:vertical-align="auto" fo:margin-bottom="0.2083in" fo:background-color="#212121"/>
      <style:text-properties fo:hyphenate="true"/>
    </style:style>
    <style:style style:name="T4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48" style:parent-style-name="Normal" style:list-style-name="LFO4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4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50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51" style:parent-style-name="Normal" style:list-style-name="LFO4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5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53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54" style:parent-style-name="Normal" style:list-style-name="LFO4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5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56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57" style:parent-style-name="Normal" style:list-style-name="LFO4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5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59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60" style:parent-style-name="Normal" style:list-style-name="LFO4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6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62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63" style:parent-style-name="Normal" style:family="paragraph">
      <style:paragraph-properties fo:widows="2" fo:orphans="2" style:vertical-align="auto" fo:margin-top="0.5in" fo:margin-bottom="0.5in"/>
      <style:text-properties fo:hyphenate="true"/>
    </style:style>
    <style:style style:name="T6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65" style:parent-style-name="Normal" style:family="paragraph">
      <style:paragraph-properties fo:widows="2" fo:orphans="2" fo:border="0.0034in solid #E3E3E3" fo:padding="0in" style:shadow="none" style:vertical-align="auto" fo:margin-bottom="0.2083in" fo:background-color="#212121"/>
      <style:text-properties fo:hyphenate="true"/>
    </style:style>
    <style:style style:name="T6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67" style:parent-style-name="Normal" style:list-style-name="LFO5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125in" fo:background-color="#212121"/>
      <style:text-properties fo:hyphenate="true"/>
    </style:style>
    <style:style style:name="T6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69" style:parent-style-name="Normal" style:list-style-name="LFO5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70" style:parent-style-name="Normal" style:list-style-name="LFO5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71" style:parent-style-name="Normal" style:list-style-name="LFO5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125in" fo:background-color="#212121"/>
      <style:text-properties fo:hyphenate="true"/>
    </style:style>
    <style:style style:name="T7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73" style:parent-style-name="Normal" style:list-style-name="LFO5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74" style:parent-style-name="Normal" style:list-style-name="LFO5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75" style:parent-style-name="Normal" style:family="paragraph">
      <style:paragraph-properties fo:widows="2" fo:orphans="2" style:vertical-align="auto" fo:margin-top="0.5in" fo:margin-bottom="0.5in"/>
      <style:text-properties fo:hyphenate="true"/>
    </style:style>
    <style:style style:name="T7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77" style:parent-style-name="Normal" style:family="paragraph">
      <style:paragraph-properties fo:widows="2" fo:orphans="2" fo:border="0.0034in solid #E3E3E3" fo:padding="0in" style:shadow="none" style:vertical-align="auto" fo:margin-bottom="0.2083in" fo:background-color="#212121"/>
      <style:text-properties fo:hyphenate="true"/>
    </style:style>
    <style:style style:name="T7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79" style:parent-style-name="Normal" style:list-style-name="LFO6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8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81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82" style:parent-style-name="Normal" style:list-style-name="LFO6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8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84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85" style:parent-style-name="Normal" style:list-style-name="LFO6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8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87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88" style:parent-style-name="Normal" style:list-style-name="LFO6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8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90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91" style:parent-style-name="Normal" style:family="paragraph">
      <style:paragraph-properties fo:widows="2" fo:orphans="2" style:vertical-align="auto" fo:margin-top="0.5in" fo:margin-bottom="0.5in"/>
      <style:text-properties fo:hyphenate="true"/>
    </style:style>
    <style:style style:name="T92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93" style:parent-style-name="Normal" style:family="paragraph">
      <style:paragraph-properties fo:widows="2" fo:orphans="2" fo:border="0.0034in solid #E3E3E3" fo:padding="0in" style:shadow="none" style:vertical-align="auto" fo:margin-bottom="0.2083in" fo:background-color="#212121"/>
      <style:text-properties fo:hyphenate="true"/>
    </style:style>
    <style:style style:name="T9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95" style:parent-style-name="Normal" style:list-style-name="LFO7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 fo:background-color="#212121"/>
      <style:text-properties fo:hyphenate="true"/>
    </style:style>
    <style:style style:name="T9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97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T98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T99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100" style:parent-style-name="Normal" style:list-style-name="LFO7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 fo:background-color="#212121"/>
      <style:text-properties fo:hyphenate="true"/>
    </style:style>
    <style:style style:name="T10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102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T103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T104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105" style:parent-style-name="Normal" style:family="paragraph">
      <style:paragraph-properties fo:widows="2" fo:orphans="2" style:vertical-align="auto" fo:margin-top="0.5in" fo:margin-bottom="0.5in"/>
      <style:text-properties fo:hyphenate="true"/>
    </style:style>
    <style:style style:name="T10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07" style:parent-style-name="Normal" style:family="paragraph">
      <style:paragraph-properties fo:widows="2" fo:orphans="2" fo:border="0.0034in solid #E3E3E3" fo:padding="0in" style:shadow="none" style:vertical-align="auto" fo:margin-bottom="0.2083in" fo:background-color="#212121"/>
      <style:text-properties fo:hyphenate="true"/>
    </style:style>
    <style:style style:name="T10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109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110" style:parent-style-name="Normal" style:family="paragraph">
      <style:paragraph-properties fo:widows="2" fo:orphans="2" style:vertical-align="auto" fo:margin-top="0.5in" fo:margin-bottom="0.5in"/>
      <style:text-properties fo:hyphenate="true"/>
    </style:style>
    <style:style style:name="T11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12" style:parent-style-name="Normal" style:family="paragraph">
      <style:paragraph-properties fo:widows="2" fo:orphans="2" fo:border="0.0034in solid #E3E3E3" fo:padding="0in" style:shadow="none" style:vertical-align="auto" fo:margin-bottom="0.2083in" fo:background-color="#212121"/>
      <style:text-properties fo:hyphenate="true"/>
    </style:style>
    <style:style style:name="T11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114" style:parent-style-name="Normal" style:list-style-name="LFO8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11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116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117" style:parent-style-name="Normal" style:list-style-name="LFO8" style:family="paragraph">
      <style:paragraph-properties fo:widows="2" fo:orphans="2" fo:border="0.0034in solid #E3E3E3" fo:padding-top="0in" fo:padding-left="0.0694in" fo:padding-bottom="0in" fo:padding-right="0in" style:shadow="none" style:vertical-align="auto" fo:background-color="#212121"/>
      <style:text-properties fo:hyphenate="true"/>
    </style:style>
    <style:style style:name="T11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T119" style:parent-style-name="DefaultParagraphFont" style:family="text"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/>
    </style:style>
    <style:style style:name="P120" style:parent-style-name="Normal" style:family="paragraph">
      <style:paragraph-properties fo:widows="2" fo:orphans="2" style:vertical-align="auto" fo:margin-top="0.5in" fo:margin-bottom="0.5in"/>
      <style:text-properties fo:hyphenate="true"/>
    </style:style>
    <style:style style:name="T121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22" style:parent-style-name="Normal" style:family="paragraph">
      <style:paragraph-properties fo:widows="2" fo:orphans="2" fo:border="0.0034in solid #E3E3E3" fo:padding="0in" style:shadow="none" style:vertical-align="auto" fo:margin-bottom="0.2083in" fo:background-color="#212121"/>
      <style:text-properties fo:hyphenate="true"/>
    </style:style>
    <style:style style:name="T12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ECECEC" style:letter-kerning="false" fo:language="en" fo:country="US" style:language-asian="en" style:country-asian="US" style:language-complex="ar" style:country-complex="SA"/>
    </style:style>
    <style:style style:name="P124" style:parent-style-name="Normal" style:list-style-name="LFO9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name="P125" style:parent-style-name="Normal" style:list-style-name="LFO9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 fo:background-color="#212121"/>
      <style:text-properties style:font-name="Segoe UI" style:font-name-asian="Times New Roman" style:font-name-complex="Segoe UI" fo:color="#ECECEC" style:letter-kerning="false" fo:language="en" fo:country="US" style:language-asian="en" style:country-asian="US" style:language-complex="ar" style:country-complex="SA" fo:hyphenate="true"/>
    </style:style>
    <style:style style:family="graphic" style:name="a6">
      <style:graphic-properties style:wrap="parallel" style:wrap-contour="false" style:writing-mode="lr-tb" draw:fill="solid" draw:fill-color="#ececec" draw:opacity="100%" draw:stroke="none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solid" draw:fill-color="#ececec" draw:opacity="100%" draw:stroke="none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solid" draw:fill-color="#ececec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ececec" draw:opacity="100%" draw:stroke="none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solid" draw:fill-color="#ececec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solid" draw:fill-color="#ececec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solid" draw:fill-color="#ececec" draw:opacity="100%" draw:stroke="none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solid" draw:fill-color="#ececec" draw:opacity="100%" draw:stroke="none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solid" draw:fill-color="#ececec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Besnik Nuhi</text:span><text:span text:style-name="T3"><text:line-break/></text:span><text:span text:style-name="T4">Front-End Developer</text:span></text:p>
      <text:p text:style-name="P5"><text:span text:style-name="T6">Contact</text:span></text:p>
      <text:list text:style-name="LFO1" text:continue-numbering="true">
        <text:list-item>
          <text:p text:style-name="P7">Phone: +39 339 768 3159</text:p>
        </text:list-item>
        <text:list-item>
          <text:p text:style-name="P8">Email: nuhibesnik@gmail.com</text:p>
        </text:list-item>
        <text:list-item>
          <text:p text:style-name="P9">Address: Via Porara 144, Mirano, Venezia, Italia; In der Härti 15, 8408 Winterthur, Switzerland</text:p>
        </text:list-item>
        <text:list-item>
          <text:p text:style-name="P10"><text:span text:style-name="T11">GitHub:<text:s/></text:span><text:a xlink:href="https://github.com/yourusername" office:target-frame-name="_new" xlink:show="replace"><text:span text:style-name="T12">github.com/yourusername</text:span></text:a></text:p>
        </text:list-item>
        <text:list-item>
          <text:p text:style-name="P13"><text:span text:style-name="T14">LinkedIn:<text:s/></text:span><text:a xlink:href="https://linkedin.com/in/yourusername" office:target-frame-name="_new" xlink:show="replace"><text:span text:style-name="T15">linkedin.com/in/yourusername</text:span></text:a></text:p>
        </text:list-item>
      </text:list>
      <text:p text:style-name="P16"><text:span text:style-name="T17"><draw:custom-shape svg:x="0in" svg:y="0in" svg:width="0in" svg:height="0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8"><text:span text:style-name="T19">Education</text:span></text:p>
      <text:list text:style-name="LFO2" text:continue-numbering="true">
        <text:list-item>
          <text:p text:style-name="P20"><text:span text:style-name="T21">University of Padova</text:span><text:span text:style-name="T22"><text:s/>(2021-Present)</text:span><text:span text:style-name="T23"><text:line-break/>Bachelor in Electronic Engineering (Studies not yet completed)</text:span></text:p>
        </text:list-item>
        <text:list-item>
          <text:p text:style-name="P24"><text:span text:style-name="T25">Liceo Scientifico Majorana-Corner</text:span><text:span text:style-name="T26"><text:s/>(2013-2018)</text:span><text:span text:style-name="T27"><text:line-break/>High School Diploma</text:span></text:p>
        </text:list-item>
      </text:list>
      <text:p text:style-name="P28"><text:span text:style-name="T29"><draw:custom-shape svg:x="0in" svg:y="0in" svg:width="0in" svg:height="0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30"><text:span text:style-name="T31">Experience</text:span></text:p>
      <text:list text:style-name="LFO3" text:continue-numbering="true">
        <text:list-item>
          <text:p text:style-name="P32"><text:span text:style-name="T33">Front-End Developer Intern</text:span><text:span text:style-name="T34">, Company Name (June 2023 - August 2023)</text:span></text:p>
          <text:list text:continue-numbering="true">
            <text:list-item>
              <text:p text:style-name="P35">Developed and maintained web applications using HTML, CSS, and JavaScript.</text:p>
            </text:list-item>
            <text:list-item>
              <text:p text:style-name="P36">Collaborated with the design team to implement responsive designs.</text:p>
            </text:list-item>
            <text:list-item>
              <text:p text:style-name="P37">Assisted in debugging and testing new features.</text:p>
            </text:list-item>
          </text:list>
        </text:list-item>
        <text:list-item>
          <text:p text:style-name="P38"><text:span text:style-name="T39">Freelance Web Developer</text:span><text:span text:style-name="T40"><text:s/>(2019 - Present)</text:span></text:p>
          <text:list text:continue-numbering="true">
            <text:list-item>
              <text:p text:style-name="P41">Built and deployed websites for small businesses using WordPress, HTML, CSS, and JavaScript.</text:p>
            </text:list-item>
            <text:list-item>
              <text:p text:style-name="P42">Customized themes and plugins to meet client requirements.</text:p>
            </text:list-item>
            <text:list-item>
              <text:p text:style-name="P43">Provided ongoing website maintenance and support.</text:p>
            </text:list-item>
          </text:list>
        </text:list-item>
      </text:list>
      <text:p text:style-name="P44"><text:span text:style-name="T45"><draw:custom-shape svg:x="0in" svg:y="0in" svg:width="0in" svg:height="0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46"><text:span text:style-name="T47">Skills</text:span></text:p>
      <text:list text:style-name="LFO4" text:continue-numbering="true">
        <text:list-item>
          <text:p text:style-name="P48"><text:span text:style-name="T49">Languages</text:span><text:span text:style-name="T50">: HTML, CSS, JavaScript</text:span></text:p>
        </text:list-item>
        <text:list-item>
          <text:p text:style-name="P51"><text:span text:style-name="T52">Frameworks/Libraries</text:span><text:span text:style-name="T53">: ReactJS, TailwindCSS</text:span></text:p>
        </text:list-item>
        <text:list-item>
          <text:p text:style-name="P54"><text:span text:style-name="T55">Tools</text:span><text:span text:style-name="T56">: Git/GitHub, VSCode</text:span></text:p>
        </text:list-item>
        <text:list-item>
          <text:p text:style-name="P57"><text:span text:style-name="T58">CMS</text:span><text:span text:style-name="T59">: WordPress</text:span></text:p>
        </text:list-item>
        <text:list-item>
          <text:p text:style-name="P60"><text:span text:style-name="T61">Other</text:span><text:span text:style-name="T62">: Responsive Design, Cross-Browser Compatibility, Debugging</text:span></text:p>
        </text:list-item>
      </text:list>
      <text:p text:style-name="P63"><text:span text:style-name="T64"><draw:custom-shape svg:x="0in" svg:y="0in" svg:width="0in" svg:height="0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65"><text:span text:style-name="T66">Projects</text:span></text:p>
      <text:list text:style-name="LFO5" text:continue-numbering="true">
        <text:list-item>
          <text:p text:style-name="P67"><text:span text:style-name="T68">Portfolio Website</text:span></text:p>
          <text:list text:continue-numbering="true">
            <text:list-item>
              <text:p text:style-name="P69">Built a personal portfolio website to showcase my projects and skills using React and TailwindCSS.</text:p>
            </text:list-item>
            <text:list-item>
              <text:p text:style-name="P70">Integrated a contact form and a blog section using a headless CMS.</text:p>
            </text:list-item>
          </text:list>
        </text:list-item>
        <text:list-item>
          <text:p text:style-name="P71"><text:span text:style-name="T72">E-commerce Website</text:span></text:p>
          <text:list text:continue-numbering="true">
            <text:list-item>
              <text:p text:style-name="P73">Developed a fully functional e-commerce website using HTML, CSS, and JavaScript.</text:p>
            </text:list-item>
            <text:list-item>
              <text:p text:style-name="P74">Implemented features such as product listings, shopping cart, and checkout process.</text:p>
            </text:list-item>
          </text:list>
        </text:list-item>
      </text:list>
      <text:p text:style-name="P75"><text:span text:style-name="T76"><draw:custom-shape svg:x="0in" svg:y="0in" svg:width="0in" svg:height="0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P77"><text:span text:style-name="T78">Languages</text:span></text:p>
      <text:list text:style-name="LFO6" text:continue-numbering="true">
        <text:list-item>
          <text:p text:style-name="P79"><text:span text:style-name="T80">Italian</text:span><text:span text:style-name="T81">: C2</text:span></text:p>
        </text:list-item>
        <text:list-item>
          <text:p text:style-name="P82"><text:span text:style-name="T83">English</text:span><text:span text:style-name="T84">: C1-C2</text:span></text:p>
        </text:list-item>
        <text:list-item>
          <text:p text:style-name="P85"><text:span text:style-name="T86">Albanian</text:span><text:span text:style-name="T87">: C1-C2</text:span></text:p>
        </text:list-item>
        <text:list-item>
          <text:p text:style-name="P88"><text:span text:style-name="T89">German</text:span><text:span text:style-name="T90">: A1-A2</text:span></text:p>
        </text:list-item>
      </text:list>
      <text:soft-page-break/>
      <text:p text:style-name="P91"><text:span text:style-name="T92"><draw:custom-shape svg:x="0in" svg:y="0in" svg:width="0in" svg:height="0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p text:style-name="P93"><text:span text:style-name="T94">References</text:span></text:p>
      <text:list text:style-name="LFO7" text:continue-numbering="true">
        <text:list-item>
          <text:p text:style-name="P95"><text:span text:style-name="T96">Name Surname</text:span><text:span text:style-name="T97"><text:line-break/>Job Position, Company Name</text:span><text:span text:style-name="T98"><text:line-break/>Phone: 123-456-7890</text:span><text:span text:style-name="T99"><text:line-break/>Email: hello@reallygreatsite.com</text:span></text:p>
        </text:list-item>
        <text:list-item>
          <text:p text:style-name="P100"><text:span text:style-name="T101">Name Surname</text:span><text:span text:style-name="T102"><text:line-break/>Job Position, Company Name</text:span><text:span text:style-name="T103"><text:line-break/>Phone: 123-456-7890</text:span><text:span text:style-name="T104"><text:line-break/>Email: hello@reallygreatsite.com</text:span></text:p>
        </text:list-item>
      </text:list>
      <text:p text:style-name="P105"><text:span text:style-name="T106"><draw:custom-shape svg:x="0in" svg:y="0in" svg:width="0in" svg:height="0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107"><text:span text:style-name="T108">Profile</text:span><text:span text:style-name="T109"><text:line-break/>Electronic Engineering student looking for opportunities in Web Development. Seeking a Front-End Developer position to further develop technical skills while contributing positively to a dynamic team environment. Eager to learn and grow both personally and professionally.</text:span></text:p>
      <text:p text:style-name="P110"><text:span text:style-name="T111"><draw:custom-shape svg:x="0in" svg:y="0in" svg:width="0in" svg:height="0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ext:p text:style-name="P112"><text:span text:style-name="T113">Certifications</text:span></text:p>
      <text:list text:style-name="LFO8" text:continue-numbering="true">
        <text:list-item>
          <text:p text:style-name="P114"><text:span text:style-name="T115">Front-End Web Development Certification</text:span><text:span text:style-name="T116"><text:s/>(Coursera/edX)</text:span></text:p>
        </text:list-item>
        <text:list-item>
          <text:p text:style-name="P117"><text:span text:style-name="T118">JavaScript Algorithms and Data Structures</text:span><text:span text:style-name="T119"><text:s/>(freeCodeCamp)</text:span></text:p>
        </text:list-item>
      </text:list>
      <text:p text:style-name="P120"><text:span text:style-name="T121"><draw:custom-shape svg:x="0in" svg:y="0in" svg:width="0in" svg:height="0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span></text:p>
      <text:p text:style-name="P122"><text:span text:style-name="T123">Additional Information</text:span></text:p>
      <text:list text:style-name="LFO9" text:continue-numbering="true">
        <text:list-item>
          <text:p text:style-name="P124">Actively contributing to open-source projects on GitHub.</text:p>
        </text:list-item>
        <text:list-item>
          <text:p text:style-name="P125">Passionate about learning new technologies and staying updated with industry trends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to</dc:creator>
    <meta:creation-date>2009-04-16T11:32:00Z</meta:creation-date>
    <dc:date>2024-05-16T09:42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4" meta:paragraph-count="4" meta:word-count="371" meta:character-count="2482" meta:row-count="17" meta:non-whitespace-character-count="2115"/>
  </office:meta>
</office:document-meta>
</file>